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4bb7" officeooo:paragraph-rsid="000c4bb7"/>
    </style:style>
    <style:style style:name="P2" style:family="paragraph" style:parent-style-name="Standard">
      <style:text-properties officeooo:rsid="000e89ef" officeooo:paragraph-rsid="000e89ef"/>
    </style:style>
    <style:style style:name="P3" style:family="paragraph" style:parent-style-name="Standard">
      <style:text-properties fo:color="#ce181e"/>
    </style:style>
    <style:style style:name="P4" style:family="paragraph" style:parent-style-name="Standard">
      <style:text-properties fo:color="#ce181e" officeooo:rsid="000e89ef" officeooo:paragraph-rsid="000e89ef"/>
    </style:style>
    <style:style style:name="P5" style:family="paragraph" style:parent-style-name="Standard">
      <style:text-properties fo:color="#ce181e" officeooo:rsid="000c4bb7" officeooo:paragraph-rsid="000c4bb7"/>
    </style:style>
    <style:style style:name="P6" style:family="paragraph" style:parent-style-name="Standard">
      <style:text-properties fo:color="#ce181e" officeooo:rsid="000c4bb7" officeooo:paragraph-rsid="000e89ef"/>
    </style:style>
    <style:style style:name="P7" style:family="paragraph" style:parent-style-name="Standard">
      <style:text-properties fo:color="#ce181e" officeooo:rsid="000c4bb7" officeooo:paragraph-rsid="001878b2"/>
    </style:style>
    <style:style style:name="P8" style:family="paragraph" style:parent-style-name="Standard">
      <style:text-properties officeooo:paragraph-rsid="000f8e71"/>
    </style:style>
    <style:style style:name="P9" style:family="paragraph" style:parent-style-name="Standard">
      <style:text-properties officeooo:rsid="0011137a" officeooo:paragraph-rsid="0011137a"/>
    </style:style>
    <style:style style:name="P10" style:family="paragraph" style:parent-style-name="Standard">
      <style:text-properties officeooo:rsid="0011137a" officeooo:paragraph-rsid="00187a63"/>
    </style:style>
    <style:style style:name="P11" style:family="paragraph" style:parent-style-name="Standard">
      <style:text-properties officeooo:rsid="0012fe33" officeooo:paragraph-rsid="0012fe33"/>
    </style:style>
    <style:style style:name="P12" style:family="paragraph" style:parent-style-name="Standard">
      <style:text-properties officeooo:rsid="0012fe33" officeooo:paragraph-rsid="00187a63"/>
    </style:style>
    <style:style style:name="P13" style:family="paragraph" style:parent-style-name="Standard">
      <style:text-properties officeooo:paragraph-rsid="0014e183"/>
    </style:style>
    <style:style style:name="P14" style:family="paragraph" style:parent-style-name="Standard">
      <style:text-properties officeooo:paragraph-rsid="00187a63"/>
    </style:style>
    <style:style style:name="T1" style:family="text">
      <style:text-properties fo:color="#ce181e" officeooo:rsid="000e89ef"/>
    </style:style>
    <style:style style:name="T2" style:family="text">
      <style:text-properties officeooo:rsid="00177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python program to print positive number in a list\</text:p>
      <text:p text:style-name="P2">#list of numbers</text:p>
      <text:p text:style-name="P2"/>
      <text:p text:style-name="P4">program</text:p>
      <text:p text:style-name="P2"/>
      <text:p text:style-name="Standard">numbers=[34.6,-203.4,68.3,-12.2,44.6,12.7]</text:p>
      <text:p text:style-name="Standard">newlist=[n for n in numbers if n&gt;0]</text:p>
      <text:p text:style-name="Standard">print(newlist)</text:p>
      <text:p text:style-name="Standard"/>
      <text:p text:style-name="P5">OUTPUT</text:p>
      <text:p text:style-name="P1"/>
      <text:p text:style-name="Standard">[34.6, 68.3, 44.6, 12.7]</text:p>
      <text:p text:style-name="Standard"/>
      <text:p text:style-name="P1"/>
      <text:p text:style-name="P2">#square of n numbers</text:p>
      <text:p text:style-name="P2"/>
      <text:p text:style-name="P4">program</text:p>
      <text:p text:style-name="P4"/>
      <text:p text:style-name="Standard">print("enter the limit:")</text:p>
      <text:p text:style-name="Standard">n=int(input())</text:p>
      <text:p text:style-name="Standard">squares=[i*i for i in range(n)]</text:p>
      <text:p text:style-name="Standard">print("square of numbers n", squares)</text:p>
      <text:p text:style-name="Standard"/>
      <text:p text:style-name="Standard"/>
      <text:p text:style-name="P5">OUTPUT </text:p>
      <text:p text:style-name="P1"/>
      <text:p text:style-name="Standard">enter the limit:</text:p>
      <text:p text:style-name="Standard">5</text:p>
      <text:p text:style-name="Standard">square of numbers n [0, 1, 4, 9, 16]</text:p>
      <text:p text:style-name="Standard"/>
      <text:p text:style-name="Standard"/>
      <text:p text:style-name="P2">#list ordinal value of each element of a word</text:p>
      <text:p text:style-name="P2"/>
      <text:p text:style-name="P4">program</text:p>
      <text:p text:style-name="P2"/>
      <text:p text:style-name="Standard">list1=['aravind','aparna']</text:p>
      <text:p text:style-name="Standard">print("the orginal list:/n"+str(list1))</text:p>
      <text:p text:style-name="Standard">res=[ord(ele) for sub in list1 for ele in sub]</text:p>
      <text:p text:style-name="Standard">print("The ASCII LIST IS:\n"+str(res))</text:p>
      <text:p text:style-name="Standard"/>
      <text:p text:style-name="P3"/>
      <text:p text:style-name="P6">OUTPUT</text:p>
      <text:p text:style-name="P6"/>
      <text:p text:style-name="Standard">the orginal list:/n['aravind', 'aparna']</text:p>
      <text:p text:style-name="Standard">The ASCII LIST IS:</text:p>
      <text:p text:style-name="Standard">[97, 114, 97, 118, 105, 110, 100, 97, 112, 97, 114, 110, 97]</text:p>
      <text:p text:style-name="Standard"/>
      <text:p text:style-name="P8"><text:span text:style-name="T1">program</text:span></text:p>
      <text:p text:style-name="P8"><text:span text:style-name="T1"/></text:p>
      <text:p text:style-name="Standard">s='learning python is fun!'</text:p>
      <text:p text:style-name="Standard">print("Length of" ,'s' , "is", len(s))</text:p>
      <text:p text:style-name="Standard"/>
      <text:p text:style-name="P7"><text:soft-page-break/>OUTPUT</text:p>
      <text:p text:style-name="Standard"/>
      <text:p text:style-name="Standard">Length of s is 23</text:p>
      <text:p text:style-name="Standard"/>
      <text:p text:style-name="P10"><text:span text:style-name="T1">program</text:span></text:p>
      <text:p text:style-name="P10"><text:span text:style-name="T1"/></text:p>
      <text:p text:style-name="Standard">s='learning python is fun!'</text:p>
      <text:p text:style-name="Standard">print(s.lower())</text:p>
      <text:p text:style-name="P9"/>
      <text:p text:style-name="P7">OUTPUT</text:p>
      <text:p text:style-name="P7"/>
      <text:p text:style-name="P9">learning python is fun!</text:p>
      <text:p text:style-name="P9"/>
      <text:p text:style-name="P12"><text:span text:style-name="T1">Program</text:span></text:p>
      <text:p text:style-name="P12"><text:span text:style-name="T1"/></text:p>
      <text:p text:style-name="P11">s='learning python is fun!'</text:p>
      <text:p text:style-name="P11">print(s.upper())</text:p>
      <text:p text:style-name="Standard"/>
      <text:p text:style-name="P7">OUTPUT</text:p>
      <text:p text:style-name="P7"/>
      <text:p text:style-name="Standard">LEARNING PYTHON IS FUN!</text:p>
      <text:p text:style-name="Standard"/>
      <text:p text:style-name="P14"><text:span text:style-name="T1">program</text:span></text:p>
      <text:p text:style-name="Standard"/>
      <text:p text:style-name="Standard">s='LEARNing PYTHON is fun!'</text:p>
      <text:p text:style-name="Standard">print(s.swapcase())</text:p>
      <text:p text:style-name="Standard"/>
      <text:p text:style-name="P7">OUTPUT</text:p>
      <text:p text:style-name="P7"/>
      <text:p text:style-name="Standard">learnING python IS FUN!</text:p>
      <text:p text:style-name="Standard"/>
      <text:p text:style-name="P14"><text:span text:style-name="T1">program</text:span></text:p>
      <text:p text:style-name="Standard">s='LEARNing PYTHON is fun!'</text:p>
      <text:p text:style-name="Standard">print(s.capitalize())</text:p>
      <text:p text:style-name="Standard"/>
      <text:p text:style-name="P7">OUTPUT</text:p>
      <text:p text:style-name="P7"/>
      <text:p text:style-name="Standard">Learning python is fun!</text:p>
      <text:p text:style-name="Standard"/>
      <text:p text:style-name="P14"><text:span text:style-name="T1">program</text:span></text:p>
      <text:p text:style-name="Standard">s='learning python is fun!'</text:p>
      <text:p text:style-name="Standard">print(s.title())</text:p>
      <text:p text:style-name="Standard"/>
      <text:p text:style-name="Standard"/>
      <text:p text:style-name="P7">OUTPUT</text:p>
      <text:p text:style-name="P7"/>
      <text:p text:style-name="Standard">Learning Python Is Fun!</text:p>
      <text:p text:style-name="Standard"/>
      <text:p text:style-name="P14"><text:span text:style-name="T1">program</text:span></text:p>
      <text:p text:style-name="Standard">s='**learning python is fun!'</text:p>
      <text:p text:style-name="Standard">print(s.lstrip('*'))</text:p>
      <text:p text:style-name="Standard"/>
      <text:p text:style-name="Standard"><text:soft-page-break/></text:p>
      <text:p text:style-name="P7">OUTPUT</text:p>
      <text:p text:style-name="Standard"/>
      <text:p text:style-name="Standard">learning python is fun!</text:p>
      <text:p text:style-name="Standard"/>
      <text:p text:style-name="Standard">*</text:p>
      <text:p text:style-name="Standard">s='learning python is fun!**'</text:p>
      <text:p text:style-name="Standard">print(s.rstrip('*'))</text:p>
      <text:p text:style-name="Standard"/>
      <text:p text:style-name="P7">OUTPUT</text:p>
      <text:p text:style-name="Standard"/>
      <text:p text:style-name="P13">learning python is fun!</text:p>
      <text:p text:style-name="P13"/>
      <text:p text:style-name="P13">*</text:p>
      <text:p text:style-name="Standard">s='**learning python is fun!**'</text:p>
      <text:p text:style-name="Standard">print(s.strip('*'))</text:p>
      <text:p text:style-name="Standard"/>
      <text:p text:style-name="P7">OUTPUT</text:p>
      <text:p text:style-name="Standard"/>
      <text:p text:style-name="P13">learning python is fun!</text:p>
      <text:p text:style-name="P13"/>
      <text:p text:style-name="P13"/>
      <text:p text:style-name="P13">*</text:p>
      <text:p text:style-name="P13">s='Learning Python Is Fun!'</text:p>
      <text:p text:style-name="P13">print('maximum character is :',max(s))</text:p>
      <text:p text:style-name="P13"/>
      <text:p text:style-name="P7">OUTPUT</text:p>
      <text:p text:style-name="P13"/>
      <text:p text:style-name="P13">maximum character is : y</text:p>
      <text:p text:style-name="P13"/>
      <text:p text:style-name="P13">*</text:p>
      <text:p text:style-name="P13">s='LearningPythonIsFun!'</text:p>
      <text:p text:style-name="P13">print('minimum character is :',min(s))</text:p>
      <text:p text:style-name="P13"/>
      <text:p text:style-name="P7">OUTPUT</text:p>
      <text:p text:style-name="P13"/>
      <text:p text:style-name="P13">minimum character is : !</text:p>
      <text:p text:style-name="P13"/>
      <text:p text:style-name="P13">*</text:p>
      <text:p text:style-name="P13">s="This is ver<text:span text:style-name="T2">y</text:span> new.This was good"</text:p>
      <text:p text:style-name="P13">print(s.replace('is', 'was', 2))</text:p>
      <text:p text:style-name="P13">print(s.replace('is', 'was', 2))</text:p>
      <text:p text:style-name="P13"/>
      <text:p text:style-name="P13"/>
      <text:p text:style-name="P7">OUTPUT</text:p>
      <text:p text:style-name="P7"/>
      <text:p text:style-name="P13">Thwas was ver<text:span text:style-name="T2">y</text:span> new.This was good</text:p>
      <text:p text:style-name="P13">Thwas was ver<text:span text:style-name="T2">y</text:span> new.This was good</text:p>
      <text:p text:style-name="P13"/>
      <text:p text:style-name="P13">*</text:p>
      <text:p text:style-name="P13">s="This is python programming"</text:p>
      <text:p text:style-name="P13">print(s.center(30, '*'))</text:p>
      <text:p text:style-name="P13"><text:soft-page-break/>print(s.center(30))</text:p>
      <text:p text:style-name="P13"/>
      <text:p text:style-name="P7">OUTPUT</text:p>
      <text:p text:style-name="P7"/>
      <text:p text:style-name="P13">**This is python programming**</text:p>
      <text:p text:style-name="P13"><text:s text:c="2"/>This is python programming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10:57.918510583</meta:creation-date>
    <dc:date>2021-11-16T15:09:03.982448950</dc:date>
    <meta:editing-duration>PT39M3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97" meta:word-count="284" meta:character-count="1954" meta:non-whitespace-character-count="1762"/>
  </office:meta>
</office:document-meta>
</file>